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8.811cm" fo:margin-left="2.709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0.9cm"/>
    </style:style>
    <style:style style:name="Tableau1.C" style:family="table-column">
      <style:table-column-properties style:column-width="0.82cm"/>
    </style:style>
    <style:style style:name="Tableau1.D" style:family="table-column">
      <style:table-column-properties style:column-width="0.97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8.811cm" fo:margin-left="2.709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0.9cm"/>
    </style:style>
    <style:style style:name="Tableau2.C" style:family="table-column">
      <style:table-column-properties style:column-width="0.82cm"/>
    </style:style>
    <style:style style:name="Tableau2.D" style:family="table-column">
      <style:table-column-properties style:column-width="0.97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8.811cm" fo:margin-left="2.709cm" table:align="left"/>
    </style:style>
    <style:style style:name="Tableau3.A" style:family="table-column">
      <style:table-column-properties style:column-width="3.493cm"/>
    </style:style>
    <style:style style:name="Tableau3.B" style:family="table-column">
      <style:table-column-properties style:column-width="0.9cm"/>
    </style:style>
    <style:style style:name="Tableau3.C" style:family="table-column">
      <style:table-column-properties style:column-width="0.82cm"/>
    </style:style>
    <style:style style:name="Tableau3.D" style:family="table-column">
      <style:table-column-properties style:column-width="0.97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8.811cm" fo:margin-left="2.709cm" table:align="left"/>
    </style:style>
    <style:style style:name="Tableau4.A" style:family="table-column">
      <style:table-column-properties style:column-width="3.493cm"/>
    </style:style>
    <style:style style:name="Tableau4.B" style:family="table-column">
      <style:table-column-properties style:column-width="0.9cm"/>
    </style:style>
    <style:style style:name="Tableau4.C" style:family="table-column">
      <style:table-column-properties style:column-width="0.82cm"/>
    </style:style>
    <style:style style:name="Tableau4.D" style:family="table-column">
      <style:table-column-properties style:column-width="0.97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8.811cm" fo:margin-left="2.709cm" table:align="left"/>
    </style:style>
    <style:style style:name="Tableau5.A" style:family="table-column">
      <style:table-column-properties style:column-width="3.493cm"/>
    </style:style>
    <style:style style:name="Tableau5.B" style:family="table-column">
      <style:table-column-properties style:column-width="0.9cm"/>
    </style:style>
    <style:style style:name="Tableau5.C" style:family="table-column">
      <style:table-column-properties style:column-width="0.82cm"/>
    </style:style>
    <style:style style:name="Tableau5.D" style:family="table-column">
      <style:table-column-properties style:column-width="0.979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G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685c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55664" officeooo:paragraph-rsid="00069b6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69b6f" officeooo:paragraph-rsid="00069b6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685cd" officeooo:paragraph-rsid="002965d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685cd" officeooo:paragraph-rsid="002b689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da5e4" officeooo:paragraph-rsid="002da5e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da5e4" officeooo:paragraph-rsid="0031211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da5e4" officeooo:paragraph-rsid="005859c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da5e4" officeooo:paragraph-rsid="005a6ca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da5e4" officeooo:paragraph-rsid="007adea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da5e4" officeooo:paragraph-rsid="0069315f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da5e4" officeooo:paragraph-rsid="00e1236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da5e4" officeooo:paragraph-rsid="00e351c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da5e4" officeooo:paragraph-rsid="011866f5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312112" officeooo:paragraph-rsid="00348cc5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312112" officeooo:paragraph-rsid="00312112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d9edca" officeooo:paragraph-rsid="00d9edca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e2bca0" officeooo:paragraph-rsid="00e2bca0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a317eb" officeooo:paragraph-rsid="00a317eb" fo:background-color="#333300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8498a" officeooo:paragraph-rsid="00281cc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8498a" officeooo:paragraph-rsid="002b689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8498a" officeooo:paragraph-rsid="00439f1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3b40a" officeooo:paragraph-rsid="00281cc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da5e4" officeooo:paragraph-rsid="007feb9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a1593d" officeooo:paragraph-rsid="00a1593d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a1593d" officeooo:paragraph-rsid="00ab7a9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a317eb" officeooo:paragraph-rsid="00a317e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7eb4a4" officeooo:paragraph-rsid="007adea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7eb4a4" officeooo:paragraph-rsid="00e351c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07fb04" officeooo:paragraph-rsid="00069b6f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07fb04" officeooo:paragraph-rsid="00f5c8eb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07fb04" officeooo:paragraph-rsid="00f8db4c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e2bca0" officeooo:paragraph-rsid="01073db4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c192b8" officeooo:paragraph-rsid="00bbd25f" fo:background-color="#ffffff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bold" officeooo:rsid="00aed917" officeooo:paragraph-rsid="00aed917" fo:background-color="#ffffff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weight="bold" officeooo:rsid="00bc1fed" officeooo:paragraph-rsid="00bbd25f" fo:background-color="#ffffff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5664" officeooo:paragraph-rsid="00055664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5664" officeooo:paragraph-rsid="00055664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69b6f" officeooo:paragraph-rsid="00069b6f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text-underline-style="none" fo:font-weight="normal" officeooo:rsid="00e62cab" officeooo:paragraph-rsid="00e62cab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text-underline-style="none" fo:font-weight="normal" officeooo:rsid="00e7d331" officeooo:paragraph-rsid="00e7d331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officeooo:rsid="0018498a" officeooo:paragraph-rsid="00281cc3"/>
    </style:style>
    <style:style style:name="P43" style:family="paragraph" style:parent-style-name="Table_20_Contents">
      <style:paragraph-properties fo:text-align="center" style:justify-single-word="false"/>
      <style:text-properties officeooo:rsid="0018498a" officeooo:paragraph-rsid="002b6896"/>
    </style:style>
    <style:style style:name="P44" style:family="paragraph" style:parent-style-name="Table_20_Contents">
      <style:paragraph-properties fo:text-align="center" style:justify-single-word="false"/>
      <style:text-properties officeooo:rsid="0018498a" officeooo:paragraph-rsid="00312112"/>
    </style:style>
    <style:style style:name="P45" style:family="paragraph" style:parent-style-name="Table_20_Contents">
      <style:paragraph-properties fo:text-align="center" style:justify-single-word="false"/>
      <style:text-properties officeooo:rsid="0018498a" officeooo:paragraph-rsid="0032f333"/>
    </style:style>
    <style:style style:name="P46" style:family="paragraph" style:parent-style-name="Table_20_Contents">
      <style:paragraph-properties fo:text-align="center" style:justify-single-word="false"/>
      <style:text-properties officeooo:rsid="0018498a" officeooo:paragraph-rsid="00e1236f"/>
    </style:style>
    <style:style style:name="P47" style:family="paragraph" style:parent-style-name="Table_20_Contents">
      <style:paragraph-properties fo:text-align="center" style:justify-single-word="false"/>
      <style:text-properties officeooo:rsid="0019f2d6" officeooo:paragraph-rsid="00281cc3"/>
    </style:style>
    <style:style style:name="P48" style:family="paragraph" style:parent-style-name="Table_20_Contents">
      <style:paragraph-properties fo:text-align="center" style:justify-single-word="false"/>
      <style:text-properties officeooo:rsid="001a6008" officeooo:paragraph-rsid="00281cc3"/>
    </style:style>
    <style:style style:name="P49" style:family="paragraph" style:parent-style-name="Table_20_Contents">
      <style:paragraph-properties fo:text-align="center" style:justify-single-word="false"/>
      <style:text-properties officeooo:rsid="001bd073" officeooo:paragraph-rsid="00281cc3"/>
    </style:style>
    <style:style style:name="P50" style:family="paragraph" style:parent-style-name="Table_20_Contents">
      <style:paragraph-properties fo:text-align="center" style:justify-single-word="false"/>
      <style:text-properties officeooo:rsid="001c0f46" officeooo:paragraph-rsid="00281cc3"/>
    </style:style>
    <style:style style:name="P51" style:family="paragraph" style:parent-style-name="Table_20_Contents">
      <style:paragraph-properties fo:text-align="center" style:justify-single-word="false"/>
      <style:text-properties officeooo:rsid="001c0f46" officeooo:paragraph-rsid="002b6896"/>
    </style:style>
    <style:style style:name="P52" style:family="paragraph" style:parent-style-name="Table_20_Contents">
      <style:paragraph-properties fo:text-align="center" style:justify-single-word="false"/>
      <style:text-properties officeooo:rsid="001c0f46" officeooo:paragraph-rsid="00312112"/>
    </style:style>
    <style:style style:name="P53" style:family="paragraph" style:parent-style-name="Table_20_Contents">
      <style:paragraph-properties fo:text-align="center" style:justify-single-word="false"/>
      <style:text-properties officeooo:rsid="001c0f46" officeooo:paragraph-rsid="0032f333"/>
    </style:style>
    <style:style style:name="P54" style:family="paragraph" style:parent-style-name="Table_20_Contents">
      <style:paragraph-properties fo:text-align="center" style:justify-single-word="false"/>
      <style:text-properties officeooo:rsid="001c0f46" officeooo:paragraph-rsid="00e1236f"/>
    </style:style>
    <style:style style:name="P55" style:family="paragraph" style:parent-style-name="Table_20_Contents">
      <style:paragraph-properties fo:text-align="center" style:justify-single-word="false"/>
      <style:text-properties officeooo:rsid="002b6896" officeooo:paragraph-rsid="002b6896"/>
    </style:style>
    <style:style style:name="P56" style:family="paragraph" style:parent-style-name="Table_20_Contents">
      <style:paragraph-properties fo:text-align="center" style:justify-single-word="false"/>
      <style:text-properties officeooo:rsid="003180f9" officeooo:paragraph-rsid="003180f9"/>
    </style:style>
    <style:style style:name="P57" style:family="paragraph" style:parent-style-name="Table_20_Contents">
      <style:paragraph-properties fo:text-align="center" style:justify-single-word="false"/>
      <style:text-properties officeooo:rsid="0032f333" officeooo:paragraph-rsid="0032f333"/>
    </style:style>
    <style:style style:name="P58" style:family="paragraph" style:parent-style-name="Table_20_Contents">
      <style:paragraph-properties fo:text-align="center" style:justify-single-word="false"/>
      <style:text-properties officeooo:rsid="0032f333" officeooo:paragraph-rsid="00e1236f"/>
    </style:style>
    <style:style style:name="P59" style:family="paragraph" style:parent-style-name="Table_20_Contents">
      <style:paragraph-properties fo:text-align="center" style:justify-single-word="false"/>
      <style:text-properties officeooo:rsid="00e1236f" officeooo:paragraph-rsid="00e1236f"/>
    </style:style>
    <style:style style:name="P60" style:family="paragraph" style:parent-style-name="Table_20_Contents">
      <style:paragraph-properties fo:text-align="center" style:justify-single-word="false"/>
      <style:text-properties officeooo:rsid="00e14978" officeooo:paragraph-rsid="00e14978"/>
    </style:style>
    <style:style style:name="P61" style:family="paragraph" style:parent-style-name="Standard">
      <style:paragraph-properties fo:margin-left="2.501cm" fo:margin-right="0cm" fo:text-align="start" style:justify-single-word="false" fo:text-indent="-0.635cm" style:auto-text-indent="false"/>
      <style:text-properties fo:font-weight="bold" officeooo:rsid="001685cd" officeooo:paragraph-rsid="002b6896" style:font-weight-asian="bold" style:font-weight-complex="bold"/>
    </style:style>
    <style:style style:name="P62" style:family="paragraph" style:parent-style-name="Standard">
      <style:paragraph-properties fo:margin-left="2.501cm" fo:margin-right="0cm" fo:text-align="start" style:justify-single-word="false" fo:text-indent="-0.635cm" style:auto-text-indent="false"/>
      <style:text-properties fo:font-weight="bold" officeooo:rsid="001685cd" officeooo:paragraph-rsid="0052ff18" style:font-weight-asian="bold" style:font-weight-complex="bold"/>
    </style:style>
    <style:style style:name="P63" style:family="paragraph" style:parent-style-name="Standard">
      <style:paragraph-properties fo:margin-left="2.501cm" fo:margin-right="0cm" fo:text-align="start" style:justify-single-word="false" fo:text-indent="-0.635cm" style:auto-text-indent="false"/>
      <style:text-properties fo:font-weight="bold" officeooo:rsid="00312112" officeooo:paragraph-rsid="0032f333" style:font-weight-asian="bold" style:font-weight-complex="bold"/>
    </style:style>
    <style:style style:name="P64" style:family="paragraph" style:parent-style-name="Standard">
      <style:paragraph-properties fo:margin-left="2.501cm" fo:margin-right="0cm" fo:text-align="start" style:justify-single-word="false" fo:text-indent="-0.635cm" style:auto-text-indent="false"/>
      <style:text-properties fo:font-weight="bold" officeooo:rsid="00312112" officeooo:paragraph-rsid="00782ce7" style:font-weight-asian="bold" style:font-weight-complex="bold"/>
    </style:style>
    <style:style style:name="P65" style:family="paragraph" style:parent-style-name="Standard">
      <style:paragraph-properties fo:margin-left="2.501cm" fo:margin-right="0cm" fo:text-align="start" style:justify-single-word="false" fo:text-indent="-0.635cm" style:auto-text-indent="false"/>
      <style:text-properties fo:font-weight="bold" officeooo:rsid="008c7088" officeooo:paragraph-rsid="008c7088" style:font-weight-asian="bold" style:font-weight-complex="bold"/>
    </style:style>
    <style:style style:name="P66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fo:font-weight="normal" officeooo:rsid="00a50ebd" officeooo:paragraph-rsid="00ab7a9a" style:font-weight-asian="normal" style:font-weight-complex="normal"/>
    </style:style>
    <style:style style:name="P67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fo:font-weight="normal" officeooo:rsid="00a50ebd" officeooo:paragraph-rsid="00bd3128" style:font-weight-asian="normal" style:font-weight-complex="normal"/>
    </style:style>
    <style:style style:name="P68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fo:font-weight="normal" officeooo:rsid="00a50ebd" officeooo:paragraph-rsid="00cfe3da" style:font-weight-asian="normal" style:font-weight-complex="normal"/>
    </style:style>
    <style:style style:name="P69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fo:font-weight="normal" officeooo:rsid="00ab7a9a" officeooo:paragraph-rsid="00ab7a9a" style:font-weight-asian="normal" style:font-weight-complex="normal"/>
    </style:style>
    <style:style style:name="P70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fo:font-weight="normal" officeooo:rsid="00d42c0f" officeooo:paragraph-rsid="00d53f19" fo:background-color="#dddddd" style:font-weight-asian="normal" style:font-weight-complex="normal"/>
    </style:style>
    <style:style style:name="P71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officeooo:paragraph-rsid="00cfe3da"/>
    </style:style>
    <style:style style:name="P72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officeooo:paragraph-rsid="00d53f19"/>
    </style:style>
    <style:style style:name="P73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weight="bold" officeooo:rsid="00a317eb" officeooo:paragraph-rsid="00a317eb" style:font-weight-asian="bold" style:font-weight-complex="bold"/>
    </style:style>
    <style:style style:name="P7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weight="normal" officeooo:rsid="00c192b8" officeooo:paragraph-rsid="00c192b8" fo:background-color="#ffffff" style:font-weight-asian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8c7088" officeooo:paragraph-rsid="009e5a58" style:font-weight-asian="normal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46373a" officeooo:paragraph-rsid="009bd888" style:font-weight-asian="normal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-0.635cm" style:auto-text-indent="false"/>
      <style:text-properties fo:font-weight="normal" officeooo:rsid="0046373a" officeooo:paragraph-rsid="009bd888" style:font-weight-asian="normal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55664" officeooo:paragraph-rsid="00055664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text-underline-style="none" fo:font-weight="bold" officeooo:rsid="00e7d331" officeooo:paragraph-rsid="011fc94f" style:font-weight-asian="bold" style:font-weight-complex="bold"/>
    </style:style>
    <style:style style:name="P80" style:family="paragraph" style:parent-style-name="Standard" style:list-style-name="L2">
      <style:paragraph-properties fo:text-align="start" style:justify-single-word="false"/>
      <style:text-properties fo:font-weight="bold" officeooo:rsid="001685cd" officeooo:paragraph-rsid="001685cd" style:font-weight-asian="bold" style:font-weight-complex="bold"/>
    </style:style>
    <style:style style:name="P81" style:family="paragraph" style:parent-style-name="Standard" style:list-style-name="L2">
      <style:paragraph-properties fo:text-align="start" style:justify-single-word="false"/>
      <style:text-properties fo:font-weight="bold" officeooo:rsid="001685cd" officeooo:paragraph-rsid="002965d5" style:font-weight-asian="bold" style:font-weight-complex="bold"/>
    </style:style>
    <style:style style:name="P82" style:family="paragraph" style:parent-style-name="Standard" style:list-style-name="L12">
      <style:paragraph-properties fo:text-align="start" style:justify-single-word="false"/>
      <style:text-properties fo:font-weight="bold" officeooo:rsid="001685cd" officeooo:paragraph-rsid="00e2bca0" style:font-weight-asian="bold" style:font-weight-complex="bold"/>
    </style:style>
    <style:style style:name="P83" style:family="paragraph" style:parent-style-name="Standard" style:list-style-name="L3">
      <style:paragraph-properties fo:text-align="start" style:justify-single-word="false"/>
      <style:text-properties fo:font-weight="bold" officeooo:rsid="0018498a" officeooo:paragraph-rsid="00281cc3" style:font-weight-asian="bold" style:font-weight-complex="bold"/>
    </style:style>
    <style:style style:name="P84" style:family="paragraph" style:parent-style-name="Standard" style:list-style-name="L5">
      <style:paragraph-properties fo:text-align="start" style:justify-single-word="false"/>
      <style:text-properties fo:font-weight="bold" officeooo:rsid="0018498a" officeooo:paragraph-rsid="002b6896" style:font-weight-asian="bold" style:font-weight-complex="bold"/>
    </style:style>
    <style:style style:name="P85" style:family="paragraph" style:parent-style-name="Standard" style:list-style-name="L7">
      <style:paragraph-properties fo:text-align="start" style:justify-single-word="false"/>
      <style:text-properties fo:font-weight="bold" officeooo:rsid="0018498a" officeooo:paragraph-rsid="00312112" style:font-weight-asian="bold" style:font-weight-complex="bold"/>
    </style:style>
    <style:style style:name="P86" style:family="paragraph" style:parent-style-name="Standard" style:list-style-name="L7">
      <style:paragraph-properties fo:text-align="start" style:justify-single-word="false"/>
      <style:text-properties fo:font-weight="bold" officeooo:rsid="0018498a" officeooo:paragraph-rsid="0032f333" style:font-weight-asian="bold" style:font-weight-complex="bold"/>
    </style:style>
    <style:style style:name="P87" style:family="paragraph" style:parent-style-name="Standard" style:list-style-name="L11">
      <style:paragraph-properties fo:text-align="start" style:justify-single-word="false"/>
      <style:text-properties fo:font-weight="bold" officeooo:rsid="0018498a" officeooo:paragraph-rsid="00e1236f" style:font-weight-asian="bold" style:font-weight-complex="bold"/>
    </style:style>
    <style:style style:name="P88" style:family="paragraph" style:parent-style-name="Standard" style:list-style-name="L4">
      <style:paragraph-properties fo:text-align="start" style:justify-single-word="false"/>
      <style:text-properties fo:font-weight="bold" officeooo:rsid="00312112" officeooo:paragraph-rsid="00348cc5" style:font-weight-asian="bold" style:font-weight-complex="bold"/>
    </style:style>
    <style:style style:name="P89" style:family="paragraph" style:parent-style-name="Standard" style:list-style-name="L2">
      <style:paragraph-properties fo:text-align="start" style:justify-single-word="false"/>
      <style:text-properties fo:font-weight="bold" officeooo:rsid="00312112" officeooo:paragraph-rsid="00312112" style:font-weight-asian="bold" style:font-weight-complex="bold"/>
    </style:style>
    <style:style style:name="P90" style:family="paragraph" style:parent-style-name="Standard" style:list-style-name="L2">
      <style:paragraph-properties fo:text-align="start" style:justify-single-word="false"/>
      <style:text-properties fo:font-weight="bold" officeooo:rsid="002da5e4" officeooo:paragraph-rsid="002da5e4" style:font-weight-asian="bold" style:font-weight-complex="bold"/>
    </style:style>
    <style:style style:name="P91" style:family="paragraph" style:parent-style-name="Standard" style:list-style-name="L3">
      <style:paragraph-properties fo:text-align="center" style:justify-single-word="false"/>
      <style:text-properties fo:font-weight="normal" officeooo:rsid="0018498a" officeooo:paragraph-rsid="00281cc3" style:font-weight-asian="normal" style:font-weight-complex="normal"/>
    </style:style>
    <style:style style:name="P92" style:family="paragraph" style:parent-style-name="Standard" style:list-style-name="L3">
      <style:paragraph-properties fo:text-align="center" style:justify-single-word="false"/>
      <style:text-properties fo:font-weight="normal" officeooo:rsid="0018498a" officeooo:paragraph-rsid="002b6896" style:font-weight-asian="normal" style:font-weight-complex="normal"/>
    </style:style>
    <style:style style:name="P93" style:family="paragraph" style:parent-style-name="Standard" style:list-style-name="L3">
      <style:paragraph-properties fo:text-align="center" style:justify-single-word="false"/>
      <style:text-properties fo:font-weight="normal" officeooo:rsid="0018498a" officeooo:paragraph-rsid="00312112" style:font-weight-asian="normal" style:font-weight-complex="normal"/>
    </style:style>
    <style:style style:name="P94" style:family="paragraph" style:parent-style-name="Standard" style:list-style-name="L9">
      <style:paragraph-properties fo:text-align="center" style:justify-single-word="false"/>
      <style:text-properties fo:font-weight="normal" officeooo:rsid="0018498a" officeooo:paragraph-rsid="0032f333" style:font-weight-asian="normal" style:font-weight-complex="normal"/>
    </style:style>
    <style:style style:name="P95" style:family="paragraph" style:parent-style-name="Standard" style:list-style-name="L9">
      <style:paragraph-properties fo:text-align="center" style:justify-single-word="false"/>
      <style:text-properties fo:font-weight="normal" officeooo:rsid="0018498a" officeooo:paragraph-rsid="00e1236f" style:font-weight-asian="normal" style:font-weight-complex="normal"/>
    </style:style>
    <style:style style:name="P96" style:family="paragraph" style:parent-style-name="Standard" style:list-style-name="L4">
      <style:paragraph-properties fo:margin-left="2.501cm" fo:margin-right="0cm" fo:text-align="start" style:justify-single-word="false" fo:text-indent="-0.635cm" style:auto-text-indent="false"/>
      <style:text-properties fo:font-weight="bold" officeooo:rsid="001685cd" officeooo:paragraph-rsid="00281cc3" style:font-weight-asian="bold" style:font-weight-complex="bold"/>
    </style:style>
    <style:style style:name="P97" style:family="paragraph" style:parent-style-name="Standard" style:list-style-name="L6">
      <style:paragraph-properties fo:margin-left="2.501cm" fo:margin-right="0cm" fo:text-align="start" style:justify-single-word="false" fo:text-indent="-0.635cm" style:auto-text-indent="false"/>
      <style:text-properties fo:font-weight="bold" officeooo:rsid="001685cd" officeooo:paragraph-rsid="002b6896" style:font-weight-asian="bold" style:font-weight-complex="bold"/>
    </style:style>
    <style:style style:name="P98" style:family="paragraph" style:parent-style-name="Standard" style:list-style-name="L8">
      <style:paragraph-properties fo:margin-left="2.501cm" fo:margin-right="0cm" fo:text-align="start" style:justify-single-word="false" fo:text-indent="-0.635cm" style:auto-text-indent="false"/>
      <style:text-properties fo:font-weight="bold" officeooo:rsid="001685cd" officeooo:paragraph-rsid="00312112" style:font-weight-asian="bold" style:font-weight-complex="bold"/>
    </style:style>
    <style:style style:name="P99" style:family="paragraph" style:parent-style-name="Standard" style:list-style-name="L10">
      <style:paragraph-properties fo:margin-left="2.501cm" fo:margin-right="0cm" fo:text-align="start" style:justify-single-word="false" fo:text-indent="-0.635cm" style:auto-text-indent="false"/>
      <style:text-properties fo:font-weight="bold" officeooo:rsid="001685cd" officeooo:paragraph-rsid="0032f333" style:font-weight-asian="bold" style:font-weight-complex="bold"/>
    </style:style>
    <style:style style:name="P100" style:family="paragraph" style:parent-style-name="Standard" style:list-style-name="L4">
      <style:paragraph-properties fo:margin-left="2.501cm" fo:margin-right="0cm" fo:text-align="start" style:justify-single-word="false" fo:text-indent="-0.635cm" style:auto-text-indent="false"/>
      <style:text-properties fo:font-weight="bold" officeooo:rsid="0028aab3" officeooo:paragraph-rsid="0028aab3" style:font-weight-asian="bold" style:font-weight-complex="bold"/>
    </style:style>
    <style:style style:name="T1" style:family="text">
      <style:text-properties officeooo:rsid="000655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705e4" style:font-weight-asian="bold" style:font-weight-complex="bold"/>
    </style:style>
    <style:style style:name="T4" style:family="text">
      <style:text-properties fo:font-weight="bold" officeooo:rsid="0045f050" style:font-weight-asian="bold" style:font-weight-complex="bold"/>
    </style:style>
    <style:style style:name="T5" style:family="text">
      <style:text-properties fo:font-weight="bold" officeooo:rsid="00e62cab" style:font-weight-asian="bold" style:font-weight-complex="bold"/>
    </style:style>
    <style:style style:name="T6" style:family="text">
      <style:text-properties fo:font-weight="bold" fo:background-color="#333300" loext:char-shading-value="0" style:font-weight-asian="bold" style:font-weight-complex="bold"/>
    </style:style>
    <style:style style:name="T7" style:family="text">
      <style:text-properties officeooo:rsid="00070142"/>
    </style:style>
    <style:style style:name="T8" style:family="text">
      <style:text-properties fo:font-weight="normal" officeooo:rsid="0032f333" style:font-weight-asian="normal" style:font-weight-complex="normal"/>
    </style:style>
    <style:style style:name="T9" style:family="text">
      <style:text-properties fo:font-weight="normal" officeooo:rsid="00371be9" style:font-weight-asian="normal" style:font-weight-complex="normal"/>
    </style:style>
    <style:style style:name="T10" style:family="text">
      <style:text-properties fo:font-weight="normal" officeooo:rsid="003c25c2" style:font-weight-asian="normal" style:font-weight-complex="normal"/>
    </style:style>
    <style:style style:name="T11" style:family="text">
      <style:text-properties fo:font-weight="normal" officeooo:rsid="003d566f" style:font-weight-asian="normal" style:font-weight-complex="normal"/>
    </style:style>
    <style:style style:name="T12" style:family="text">
      <style:text-properties fo:font-weight="normal" officeooo:rsid="003ec9d0" style:font-weight-asian="normal" style:font-weight-complex="normal"/>
    </style:style>
    <style:style style:name="T13" style:family="text">
      <style:text-properties fo:font-weight="normal" officeooo:rsid="00422623" style:font-weight-asian="normal" style:font-weight-complex="normal"/>
    </style:style>
    <style:style style:name="T14" style:family="text">
      <style:text-properties fo:font-weight="normal" officeooo:rsid="003705e4" style:font-weight-asian="normal" style:font-weight-complex="normal"/>
    </style:style>
    <style:style style:name="T15" style:family="text">
      <style:text-properties fo:font-weight="normal" officeooo:rsid="00621638" style:font-weight-asian="normal" style:font-weight-complex="normal"/>
    </style:style>
    <style:style style:name="T16" style:family="text">
      <style:text-properties fo:font-weight="normal" officeooo:rsid="006296b4" style:font-weight-asian="normal" style:font-weight-complex="normal"/>
    </style:style>
    <style:style style:name="T17" style:family="text">
      <style:text-properties fo:font-weight="normal" officeooo:rsid="00645301" style:font-weight-asian="normal" style:font-weight-complex="normal"/>
    </style:style>
    <style:style style:name="T18" style:family="text">
      <style:text-properties fo:font-weight="normal" officeooo:rsid="00652abd" style:font-weight-asian="normal" style:font-weight-complex="normal"/>
    </style:style>
    <style:style style:name="T19" style:family="text">
      <style:text-properties fo:font-weight="normal" officeooo:rsid="00667ae0" style:font-weight-asian="normal" style:font-weight-complex="normal"/>
    </style:style>
    <style:style style:name="T20" style:family="text">
      <style:text-properties fo:font-weight="normal" officeooo:rsid="00686f0a" style:font-weight-asian="normal" style:font-weight-complex="normal"/>
    </style:style>
    <style:style style:name="T21" style:family="text">
      <style:text-properties fo:font-weight="normal" officeooo:rsid="006baf06" style:font-weight-asian="normal" style:font-weight-complex="normal"/>
    </style:style>
    <style:style style:name="T22" style:family="text">
      <style:text-properties fo:font-weight="normal" officeooo:rsid="006d5c92" style:font-weight-asian="normal" style:font-weight-complex="normal"/>
    </style:style>
    <style:style style:name="T23" style:family="text">
      <style:text-properties fo:font-weight="normal" officeooo:rsid="00703a7b" style:font-weight-asian="normal" style:font-weight-complex="normal"/>
    </style:style>
    <style:style style:name="T24" style:family="text">
      <style:text-properties fo:font-weight="normal" officeooo:rsid="0070eb85" style:font-weight-asian="normal" style:font-weight-complex="normal"/>
    </style:style>
    <style:style style:name="T25" style:family="text">
      <style:text-properties fo:font-weight="normal" officeooo:rsid="0072f3e0" style:font-weight-asian="normal" style:font-weight-complex="normal"/>
    </style:style>
    <style:style style:name="T26" style:family="text">
      <style:text-properties fo:font-weight="normal" officeooo:rsid="0073e835" style:font-weight-asian="normal" style:font-weight-complex="normal"/>
    </style:style>
    <style:style style:name="T27" style:family="text">
      <style:text-properties fo:font-weight="normal" officeooo:rsid="00755d8b" style:font-weight-asian="normal" style:font-weight-complex="normal"/>
    </style:style>
    <style:style style:name="T28" style:family="text">
      <style:text-properties fo:font-weight="normal" officeooo:rsid="007eb4a4" style:font-weight-asian="normal" style:font-weight-complex="normal"/>
    </style:style>
    <style:style style:name="T29" style:family="text">
      <style:text-properties fo:font-weight="normal" officeooo:rsid="00887090" style:font-weight-asian="normal" style:font-weight-complex="normal"/>
    </style:style>
    <style:style style:name="T30" style:family="text">
      <style:text-properties fo:font-weight="normal" officeooo:rsid="008a5fc7" style:font-weight-asian="normal" style:font-weight-complex="normal"/>
    </style:style>
    <style:style style:name="T31" style:family="text">
      <style:text-properties fo:font-weight="normal" officeooo:rsid="00a9db8b" style:font-weight-asian="normal" style:font-weight-complex="normal"/>
    </style:style>
    <style:style style:name="T32" style:family="text">
      <style:text-properties fo:font-weight="normal" officeooo:rsid="00a1593d" style:font-weight-asian="normal" style:font-weight-complex="normal"/>
    </style:style>
    <style:style style:name="T33" style:family="text">
      <style:text-properties fo:font-weight="normal" officeooo:rsid="00a317eb" style:font-weight-asian="normal" style:font-weight-complex="normal"/>
    </style:style>
    <style:style style:name="T34" style:family="text">
      <style:text-properties fo:font-weight="normal" officeooo:rsid="00d80a8c" style:font-weight-asian="normal" style:font-weight-complex="normal"/>
    </style:style>
    <style:style style:name="T35" style:family="text">
      <style:text-properties fo:font-weight="normal" officeooo:rsid="00dde549" style:font-weight-asian="normal" style:font-weight-complex="normal"/>
    </style:style>
    <style:style style:name="T36" style:family="text">
      <style:text-properties fo:font-weight="normal" officeooo:rsid="00dfedf8" style:font-weight-asian="normal" style:font-weight-complex="normal"/>
    </style:style>
    <style:style style:name="T37" style:family="text">
      <style:text-properties fo:font-weight="normal" officeooo:rsid="0116e063" style:font-weight-asian="normal" style:font-weight-complex="normal"/>
    </style:style>
    <style:style style:name="T38" style:family="text">
      <style:text-properties fo:font-weight="normal" officeooo:rsid="01177b08" style:font-weight-asian="normal" style:font-weight-complex="normal"/>
    </style:style>
    <style:style style:name="T39" style:family="text">
      <style:text-properties fo:font-weight="normal" officeooo:rsid="010850c4" style:font-weight-asian="normal" style:font-weight-complex="normal"/>
    </style:style>
    <style:style style:name="T40" style:family="text">
      <style:text-properties fo:font-weight="normal" officeooo:rsid="00d42c0f" fo:background-color="#dddddd" loext:char-shading-value="0" style:font-weight-asian="normal" style:font-weight-complex="normal"/>
    </style:style>
    <style:style style:name="T41" style:family="text">
      <style:text-properties fo:font-weight="normal" officeooo:rsid="00c192b8" fo:background-color="#dddddd" loext:char-shading-value="0" style:font-weight-asian="normal" style:font-weight-complex="normal"/>
    </style:style>
    <style:style style:name="T42" style:family="text">
      <style:text-properties officeooo:rsid="001bd073"/>
    </style:style>
    <style:style style:name="T43" style:family="text">
      <style:text-properties officeooo:rsid="001ce45b"/>
    </style:style>
    <style:style style:name="T44" style:family="text">
      <style:text-properties officeooo:rsid="00254789"/>
    </style:style>
    <style:style style:name="T45" style:family="text">
      <style:text-properties officeooo:rsid="002a28e4"/>
    </style:style>
    <style:style style:name="T46" style:family="text">
      <style:text-properties officeooo:rsid="002b6896"/>
    </style:style>
    <style:style style:name="T47" style:family="text">
      <style:text-properties officeooo:rsid="003180f9"/>
    </style:style>
    <style:style style:name="T48" style:family="text">
      <style:text-properties officeooo:rsid="0032f333"/>
    </style:style>
    <style:style style:name="T49" style:family="text">
      <style:text-properties officeooo:rsid="0036192a"/>
    </style:style>
    <style:style style:name="T50" style:family="text">
      <style:text-properties officeooo:rsid="003705e4"/>
    </style:style>
    <style:style style:name="T51" style:family="text">
      <style:text-properties officeooo:rsid="0054d673"/>
    </style:style>
    <style:style style:name="T52" style:family="text">
      <style:text-properties officeooo:rsid="00596fa0"/>
    </style:style>
    <style:style style:name="T53" style:family="text">
      <style:text-properties officeooo:rsid="005c1699"/>
    </style:style>
    <style:style style:name="T54" style:family="text">
      <style:text-properties officeooo:rsid="0078b10d"/>
    </style:style>
    <style:style style:name="T55" style:family="text">
      <style:text-properties officeooo:rsid="007eb4a4"/>
    </style:style>
    <style:style style:name="T56" style:family="text">
      <style:text-properties officeooo:rsid="008a5fc7"/>
    </style:style>
    <style:style style:name="T57" style:family="text">
      <style:text-properties officeooo:rsid="009c91d7"/>
    </style:style>
    <style:style style:name="T58" style:family="text">
      <style:text-properties officeooo:rsid="00a50ebd"/>
    </style:style>
    <style:style style:name="T59" style:family="text">
      <style:text-properties fo:background-color="#333300" loext:char-shading-value="0"/>
    </style:style>
    <style:style style:name="T60" style:family="text">
      <style:text-properties officeooo:rsid="00ad6e83"/>
    </style:style>
    <style:style style:name="T61" style:family="text">
      <style:text-properties officeooo:rsid="00b0c7d3"/>
    </style:style>
    <style:style style:name="T62" style:family="text">
      <style:text-properties officeooo:rsid="00c30032"/>
    </style:style>
    <style:style style:name="T63" style:family="text">
      <style:text-properties officeooo:rsid="00ab7a9a"/>
    </style:style>
    <style:style style:name="T64" style:family="text">
      <style:text-properties officeooo:rsid="00d63829"/>
    </style:style>
    <style:style style:name="T65" style:family="text">
      <style:text-properties officeooo:rsid="00d64aa8"/>
    </style:style>
    <style:style style:name="T66" style:family="text">
      <style:text-properties officeooo:rsid="00dfedf8"/>
    </style:style>
    <style:style style:name="T67" style:family="text">
      <style:text-properties officeooo:rsid="00e2bca0"/>
    </style:style>
    <style:style style:name="T68" style:family="text">
      <style:text-properties officeooo:rsid="00e62cab"/>
    </style:style>
    <style:style style:name="T69" style:family="text">
      <style:text-properties officeooo:rsid="00ef625c"/>
    </style:style>
    <style:style style:name="T70" style:family="text">
      <style:text-properties officeooo:rsid="00f9252a"/>
    </style:style>
    <style:style style:name="T71" style:family="text">
      <style:text-properties officeooo:rsid="00fd10ad"/>
    </style:style>
    <style:style style:name="T72" style:family="text">
      <style:text-properties officeooo:rsid="011ab058"/>
    </style:style>
    <style:style style:name="T73" style:family="text">
      <style:text-properties officeooo:rsid="012252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Rapport <text:span text:style-name="T1">projet Discrimination </text:span></text:p>
      <text:p text:style-name="P41"/>
      <text:p text:style-name="P79">Dalila HANOUTI <text:s/>- <text:s/>Zakaridia DIAWARA </text:p>
      <text:p text:style-name="P41"/>
      <text:p text:style-name="P40">Le projet a été réalisé en utilisant le logiciel <text:span text:style-name="T2">octave</text:span></text:p>
      <text:list xml:id="list3809259966542521704" text:style-name="L1">
        <text:list-header>
          <text:p text:style-name="P78"/>
        </text:list-header>
      </text:list>
      <text:p text:style-name="P38"><text:span text:style-name="T44">I. <text:s text:c="3"/></text:span>Principe de la règle paramétrique</text:p>
      <text:p text:style-name="P3"/>
      <text:p text:style-name="P26"><text:span text:style-name="T6">Étape d'initialisation </text:span><text:span text:style-name="T59"><text:s/></text:span><text:span text:style-name="T58"><text:s text:c="3"/></text:span></text:p>
      <text:p text:style-name="P26"/>
      <text:p text:style-name="P66"><text:tab/>données en entrée : ensemble d'apprentissage et classification de chaque individu</text:p>
      <text:p text:style-name="P69"><text:tab/>données en sortie <text:s/>: <text:span text:style-name="T60">vecteur moyen et matrice de variance – covariance pour chaque classe</text:span></text:p>
      <text:p text:style-name="P35"/>
      <text:p text:style-name="P35">Instruction pour l'initialisation <text:span text:style-name="T61">des données</text:span> </text:p>
      <text:p text:style-name="P35"/>
      <text:p text:style-name="P71"><text:span text:style-name="T31"><text:tab/>P</text:span><text:span text:style-name="T32">our chaque </text:span><text:span text:style-name="T33">classe c</text:span></text:p>
      <text:p text:style-name="P71"><text:tab/><text:tab/><text:span text:style-name="T66">C</text:span><text:span text:style-name="T33">alculer le vecteur moyen de c .</text:span></text:p>
      <text:p text:style-name="P71"><text:tab/><text:tab/><text:span text:style-name="T66">C</text:span><text:span text:style-name="T33">alculer la matrice de variance – covariance de c</text:span><text:span text:style-name="T36"> . </text:span></text:p>
      <text:p text:style-name="P25"/>
      <text:p text:style-name="P19">Classification d<text:span text:style-name="T62">es</text:span> individu<text:span text:style-name="T62">s</text:span></text:p>
      <text:p text:style-name="P27"/>
      <text:p text:style-name="P67"><text:tab/>données en entrée : </text:p>
      <text:p text:style-name="P68"><text:tab/><text:tab/><text:span text:style-name="T64">E</text:span>nsemble contenant vecteur moyen et matrice de variance –covariance chaque classe</text:p>
      <text:p text:style-name="P68"><text:tab/><text:tab/><text:span text:style-name="T64">P</text:span>robabilité de choix de chaque classe.</text:p>
      <text:p text:style-name="P68"><text:tab/><text:tab/><text:span text:style-name="T65">Ensemble d</text:span>es individus à classifier. </text:p>
      <text:p text:style-name="P68"><text:tab/><text:span text:style-name="T63">données en sortie <text:s/>: vecteur contenant la classe de chaque individu.</text:span></text:p>
      <text:p text:style-name="P36"/>
      <text:p text:style-name="P36">Application de la décision de Bayes </text:p>
      <text:p text:style-name="P34"/>
      <text:p text:style-name="P72"><text:span text:style-name="T41"><text:tab/>Pour chaque individu à classifie</text:span><text:span text:style-name="T40">r</text:span></text:p>
      <text:p text:style-name="P70"><text:tab/><text:tab/>Évaluer pour chaque classe la règle de décision en utilisant la distribution <text:tab/><text:tab/><text:tab/>gaussienne. </text:p>
      <text:p text:style-name="P70"><text:tab/><text:tab/>Affecter l'individu à la classe pour laquelle cette valeur est maximale.</text:p>
      <text:p text:style-name="P74"><text:tab/></text:p>
      <text:p text:style-name="P73"/>
      <text:p text:style-name="P39"><text:span text:style-name="T44">II. <text:s text:c="2"/>R</text:span>ègle <text:span text:style-name="T7">paramétrique</text:span> Vs Kppv </text:p>
      <text:p text:style-name="P2"><text:tab/></text:p>
      <text:p text:style-name="P32"><text:tab/><text:span text:style-name="T68">Les codes sources sont situés dans le répertoire </text:span><text:span text:style-name="T5">Source.</text:span></text:p>
      <text:p text:style-name="P32"><text:span text:style-name="T5"><text:line-break/><text:tab/></text:span><text:span text:style-name="T69">L'algorithme des kppv a été codé dans le fichier decision_kppv.m . Pour tester cet algorithme, on lance la fonction kppv(filename, k) , où filename est le nom du fichier contenant les données ( td3_d1.mat , td3_d2.mat etc ) et k est le nombre de voisins à utiliser.</text:span></text:p>
      <text:p text:style-name="P30"><text:s/></text:p>
      <text:p text:style-name="P31"><text:tab/><text:span text:style-name="T69">L'algorithme de la discrimination paramétrique a été codé dans le fichier decision_bayes.m . Pour tester cet algorithme, on lance la fonction dicrimination_parametrique(filename) , où filename est le nom du fichier contenant les données ( td3_d1.mat , td3_d2.mat etc ).</text:span></text:p>
      <text:p text:style-name="P31"/>
      <text:p text:style-name="P31"><text:tab/>Pour<text:span text:style-name="T70"> chacune des fonctions exécuter, un taux d'erreur de classification est renvoyé ainsi qu'un affichage graphique du résultat de la classification.</text:span></text:p>
      <text:p text:style-name="P30"/>
      <text:p text:style-name="P30"/>
      <text:p text:style-name="P30"/>
      <text:p text:style-name="P30"><text:soft-page-break/></text:p>
      <text:list xml:id="list7649695776562856065" text:style-name="L2">
        <text:list-item>
          <text:p text:style-name="P80">Comparaison standard </text:p>
        </text:list-item>
      </text:list>
      <text:p text:style-name="P1"/>
      <text:list xml:id="list181234415202312917" text:style-name="L3">
        <text:list-item>
          <text:p text:style-name="P83">Kppv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91"><text:s text:c="2"/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 table:number-columns-repeated="2"/>
        <table:table-row>
          <table:table-cell table:style-name="Tableau1.A1" office:value-type="string">
            <text:p text:style-name="P42">Nombre de voisin</text:p>
          </table:table-cell>
          <table:table-cell table:style-name="Tableau1.A1" office:value-type="string">
            <text:p text:style-name="P42">1</text:p>
          </table:table-cell>
          <table:table-cell table:style-name="Tableau1.A1" office:value-type="string">
            <text:p text:style-name="P42">3</text:p>
          </table:table-cell>
          <table:table-cell table:style-name="Tableau1.A1" office:value-type="string">
            <text:p text:style-name="P42">5</text:p>
          </table:table-cell>
          <table:table-cell table:style-name="Tableau1.A1" office:value-type="string">
            <text:p text:style-name="P42">7</text:p>
          </table:table-cell>
          <table:table-cell table:style-name="Tableau1.A1" office:value-type="string">
            <text:p text:style-name="P42">13</text:p>
          </table:table-cell>
          <table:table-cell table:style-name="Tableau1.G1" office:value-type="string">
            <text:p text:style-name="P42">1<text:span text:style-name="T42">5</text:span></text:p>
          </table:table-cell>
        </table:table-row>
        <table:table-row>
          <table:table-cell table:style-name="Tableau1.A2" office:value-type="string">
            <text:p text:style-name="P42">Taux d'erreur</text:p>
          </table:table-cell>
          <table:table-cell table:style-name="Tableau1.A2" office:value-type="string">
            <text:p text:style-name="P47">18</text:p>
          </table:table-cell>
          <table:table-cell table:style-name="Tableau1.A2" office:value-type="string">
            <text:p text:style-name="P48">13</text:p>
          </table:table-cell>
          <table:table-cell table:style-name="Tableau1.A2" office:value-type="string">
            <text:p text:style-name="P48">13</text:p>
          </table:table-cell>
          <table:table-cell table:style-name="Tableau1.A2" office:value-type="string">
            <text:p text:style-name="P49">8</text:p>
          </table:table-cell>
          <table:table-cell table:style-name="Tableau1.A2" office:value-type="string">
            <text:p text:style-name="P49">6</text:p>
          </table:table-cell>
          <table:table-cell table:style-name="Tableau1.G2" office:value-type="string">
            <text:p text:style-name="P50">6</text:p>
          </table:table-cell>
        </table:table-row>
      </table:table>
      <text:p text:style-name="P20"/>
      <text:p text:style-name="P20"><text:tab/><text:tab/><text:span text:style-name="T50">On obtient en moyenne </text:span><text:span text:style-name="T3">10 erreurs.</text:span></text:p>
      <text:p text:style-name="P20"><text:tab/><text:tab/><text:span text:style-name="T43">On remarque que le taux d'erreur diminue en fonction du nombre de voisin. <text:s/>Plus le <text:tab/><text:tab/>nombre de voisin augmente, moins il y a d'erreur. </text:span></text:p>
      <text:p text:style-name="P23"><text:tab/><text:tab/>Pour <text:span text:style-name="T45">obtenir</text:span> une meilleure estimation, on choisit <text:span text:style-name="T45">donc</text:span> un nombre de voisin grand.</text:p>
      <text:p text:style-name="P23"/>
      <text:list xml:id="list2189830588100843197" text:style-name="L4">
        <text:list-item>
          <text:p text:style-name="P96">Discrimination paramétrique</text:p>
          <text:p text:style-name="P96"/>
          <text:list>
            <text:list-item>
              <text:list>
                <text:list-header>
                  <text:p text:style-name="P88"><text:span text:style-name="T9">En appliquant l’algorithme de discrimination paramétrique, on</text:span><text:span text:style-name="T8"> </text:span><text:span text:style-name="T9">obtient </text:span><text:span text:style-name="T49">8 erreurs.</text:span></text:p>
                </text:list-header>
              </text:list>
            </text:list-item>
          </text:list>
        </text:list-item>
      </text:list>
      <text:p text:style-name="P15"/>
      <text:p text:style-name="P15"><text:span text:style-name="T9"><text:tab/></text:span><text:span text:style-name="T10">En utilisant un nombre de voisin assez grand </text:span><text:span text:style-name="T12">pour l'algorithme de kppv</text:span><text:span text:style-name="T10">, on constate que les <text:tab/>deux algorithmes </text:span><text:span text:style-name="T11">génère</text:span><text:span text:style-name="T13">nt </text:span><text:span text:style-name="T11">sensiblement le même taux d'erreur.</text:span></text:p>
      <text:list xml:id="list211140676138787" text:continue-numbering="true" text:style-name="L4">
        <text:list-header>
          <text:p text:style-name="P100"/>
        </text:list-header>
      </text:list>
      <text:list xml:id="list211141357713910" text:continue-list="list7649695776562856065" text:style-name="L2">
        <text:list-item>
          <text:p text:style-name="P81">Absence de professeur</text:p>
        </text:list-item>
      </text:list>
      <text:p text:style-name="P4"/>
      <text:list xml:id="list2465339113107965711" text:style-name="L5">
        <text:list-item>
          <text:p text:style-name="P84">Kppv </text:p>
        </text:list-item>
      </text:list>
      <text:list xml:id="list211140503385184" text:continue-list="list181234415202312917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92"><text:s text:c="2"/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B" table:number-columns-repeated="2"/>
        <table:table-row>
          <table:table-cell table:style-name="Tableau2.A1" office:value-type="string">
            <text:p text:style-name="P43">Nombre de voisin</text:p>
          </table:table-cell>
          <table:table-cell table:style-name="Tableau2.A1" office:value-type="string">
            <text:p text:style-name="P43">1</text:p>
          </table:table-cell>
          <table:table-cell table:style-name="Tableau2.A1" office:value-type="string">
            <text:p text:style-name="P43">3</text:p>
          </table:table-cell>
          <table:table-cell table:style-name="Tableau2.A1" office:value-type="string">
            <text:p text:style-name="P43">5</text:p>
          </table:table-cell>
          <table:table-cell table:style-name="Tableau2.A1" office:value-type="string">
            <text:p text:style-name="P43">7</text:p>
          </table:table-cell>
          <table:table-cell table:style-name="Tableau2.A1" office:value-type="string">
            <text:p text:style-name="P43">13</text:p>
          </table:table-cell>
          <table:table-cell table:style-name="Tableau2.G1" office:value-type="string">
            <text:p text:style-name="P43">1<text:span text:style-name="T42">5</text:span></text:p>
          </table:table-cell>
        </table:table-row>
        <table:table-row>
          <table:table-cell table:style-name="Tableau2.A2" office:value-type="string">
            <text:p text:style-name="P43">Taux d'erreur</text:p>
          </table:table-cell>
          <table:table-cell table:style-name="Tableau2.A2" office:value-type="string">
            <text:p text:style-name="P55">20</text:p>
          </table:table-cell>
          <table:table-cell table:style-name="Tableau2.A2" office:value-type="string">
            <text:p text:style-name="P55">18</text:p>
          </table:table-cell>
          <table:table-cell table:style-name="Tableau2.A2" office:value-type="string">
            <text:p text:style-name="P55">15</text:p>
          </table:table-cell>
          <table:table-cell table:style-name="Tableau2.A2" office:value-type="string">
            <text:p text:style-name="P55">15</text:p>
          </table:table-cell>
          <table:table-cell table:style-name="Tableau2.A2" office:value-type="string">
            <text:p text:style-name="P55">16</text:p>
          </table:table-cell>
          <table:table-cell table:style-name="Tableau2.G2" office:value-type="string">
            <text:p text:style-name="P51"><text:span text:style-name="T46">17</text:span> </text:p>
          </table:table-cell>
        </table:table-row>
      </table:table>
      <text:p text:style-name="P21"/>
      <text:p text:style-name="P22"><text:tab/><text:tab/><text:span text:style-name="T50">On obtient en moyenne </text:span><text:span text:style-name="T3">1</text:span><text:span text:style-name="T4">6</text:span><text:span text:style-name="T3"> erreurs.</text:span></text:p>
      <text:p text:style-name="P22"/>
      <text:list xml:id="list1544311672892217749" text:style-name="L6">
        <text:list-item>
          <text:p text:style-name="P97">Discrimination paramétrique</text:p>
        </text:list-item>
      </text:list>
      <text:p text:style-name="P61"/>
      <text:p text:style-name="P62"><text:tab/><text:span text:style-name="T9">En appliquant l’algorithme de discrimination paramétrique, on</text:span><text:span text:style-name="T8"> </text:span><text:span text:style-name="T9">obtient </text:span><text:span text:style-name="T51">12 erreurs.</text:span></text:p>
      <text:p text:style-name="P62"/>
      <text:p text:style-name="P76"><text:tab/>Ces taux élevés d'erreurs sont dû aux erreurs de classification générés par l'application de <text:tab/>l'algorithme de coalescence sur l'ensemble d'apprentissage. </text:p>
      <text:p text:style-name="P77"><text:tab/><text:tab/>En effet, les algorithmes des kppv et de la discrimination paramétrique s'appuient sur <text:tab/>l'ensemble d'apprentissage pour classifier un individu. Un taux d'erreur élevé de <text:tab/>classification de l'ensemble d'apprentissage entraînerait une forte erreur d<text:span text:style-name="T73">ans la </text:span>classification <text:tab/>d<text:span text:style-name="T73">es </text:span>individu<text:span text:style-name="T73">s</text:span>.</text:p>
      <text:p text:style-name="P5"/>
      <text:list xml:id="list211141194253572" text:continue-list="list211141357713910" text:style-name="L2">
        <text:list-item>
          <text:p text:style-name="P90">Influence de la taille de l’ensemble d’apprentissage : taille réduite</text:p>
        </text:list-item>
      </text:list>
      <text:p text:style-name="P6"/>
      <text:list xml:id="list3293228889506416307" text:style-name="L7">
        <text:list-item>
          <text:p text:style-name="P85">Kppv </text:p>
        </text:list-item>
      </text:list>
      <text:list xml:id="list211139504985068" text:continue-list="list211140503385184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93"><text:s text:c="2"/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B" table:number-columns-repeated="2"/>
        <table:table-row>
          <table:table-cell table:style-name="Tableau3.A1" office:value-type="string">
            <text:p text:style-name="P44">Nombre de voisin</text:p>
          </table:table-cell>
          <table:table-cell table:style-name="Tableau3.A1" office:value-type="string">
            <text:p text:style-name="P44">1</text:p>
          </table:table-cell>
          <table:table-cell table:style-name="Tableau3.A1" office:value-type="string">
            <text:p text:style-name="P44">3</text:p>
          </table:table-cell>
          <table:table-cell table:style-name="Tableau3.A1" office:value-type="string">
            <text:p text:style-name="P44">5</text:p>
          </table:table-cell>
          <table:table-cell table:style-name="Tableau3.A1" office:value-type="string">
            <text:p text:style-name="P44">7</text:p>
          </table:table-cell>
          <table:table-cell table:style-name="Tableau3.A1" office:value-type="string">
            <text:p text:style-name="P44">13</text:p>
          </table:table-cell>
          <table:table-cell table:style-name="Tableau3.G1" office:value-type="string">
            <text:p text:style-name="P44">1<text:span text:style-name="T42">5</text:span></text:p>
          </table:table-cell>
        </table:table-row>
        <table:table-row>
          <table:table-cell table:style-name="Tableau3.A2" office:value-type="string">
            <text:p text:style-name="P44">Taux d'erreur</text:p>
          </table:table-cell>
          <table:table-cell table:style-name="Tableau3.A2" office:value-type="string">
            <text:p text:style-name="P56">11</text:p>
          </table:table-cell>
          <table:table-cell table:style-name="Tableau3.A2" office:value-type="string">
            <text:p text:style-name="P56">9</text:p>
          </table:table-cell>
          <table:table-cell table:style-name="Tableau3.A2" office:value-type="string">
            <text:p text:style-name="P56">7</text:p>
          </table:table-cell>
          <table:table-cell table:style-name="Tableau3.A2" office:value-type="string">
            <text:p text:style-name="P56">8</text:p>
          </table:table-cell>
          <table:table-cell table:style-name="Tableau3.A2" office:value-type="string">
            <text:p text:style-name="P56">11</text:p>
          </table:table-cell>
          <table:table-cell table:style-name="Tableau3.G2" office:value-type="string">
            <text:p text:style-name="P52"><text:span text:style-name="T47">11</text:span> </text:p>
          </table:table-cell>
        </table:table-row>
      </table:table>
      <text:p text:style-name="P9"/>
      <text:p text:style-name="P9"><text:tab/><text:tab/><text:span text:style-name="T14">On obtient en moyenne </text:span><text:span text:style-name="T53">10 erreurs.</text:span></text:p>
      <text:p text:style-name="P9"/>
      <text:p text:style-name="P11"><text:soft-page-break/><text:tab/><text:tab/><text:span text:style-name="T15">Sur un ensemble d'apprentissage réduit, on note un taux d'erreur élevé généré </text:span><text:span text:style-name="T16">par <text:tab/><text:tab/></text:span><text:span text:style-name="T17">l'application </text:span><text:span text:style-name="T16">l'algorithme </text:span><text:span text:style-name="T17">de kp</text:span><text:span text:style-name="T20">pv</text:span><text:span text:style-name="T17">. Ceci s'explique par une faible taille de l'ensemble <text:tab/><text:tab/>d'apprentissage. </text:span><text:span text:style-name="T18">En effet, </text:span><text:span text:style-name="T19">l'algorithme </text:span><text:span text:style-name="T35">des kppv</text:span><text:span text:style-name="T19"> est </text:span><text:span text:style-name="T21">à</text:span><text:span text:style-name="T19"> </text:span><text:span text:style-name="T22">appliquer </text:span><text:span text:style-name="T19">sur les ensembles <text:tab/><text:tab/>d'apprentissage de très grand taille.</text:span></text:p>
      <text:p text:style-name="P7"><text:tab/><text:tab/></text:p>
      <text:list xml:id="list8619656953906606317" text:style-name="L8">
        <text:list-item>
          <text:p text:style-name="P98">Discrimination paramétrique</text:p>
        </text:list-item>
      </text:list>
      <text:p text:style-name="P6"/>
      <text:p text:style-name="P8"><text:tab/><text:tab/><text:span text:style-name="T9">En appliquant l’algorithme de discrimination paramétrique, on</text:span><text:span text:style-name="T8"> </text:span><text:span text:style-name="T9">obtient </text:span><text:span text:style-name="T52">5 erreurs.</text:span></text:p>
      <text:p text:style-name="P8"><text:tab/></text:p>
      <text:p text:style-name="P8"><text:tab/><text:span text:style-name="T29">Nous</text:span><text:span text:style-name="T23"> </text:span><text:span text:style-name="T34">pouvons</text:span><text:span text:style-name="T29"> </text:span><text:span text:style-name="T25">en déduire</text:span><text:span text:style-name="T23"> </text:span><text:span text:style-name="T24">que </text:span><text:span text:style-name="T25">sur </text:span><text:span text:style-name="T24">un ensemble d'apprentissage réduit, l'algorithme de <text:tab/>discrimination paramétrique est meilleur </text:span><text:span text:style-name="T26">en terme du taux </text:span><text:span text:style-name="T27">d'erreur </text:span><text:span text:style-name="T24">que l'algorithme des <text:tab/>kppv. </text:span></text:p>
      <text:p text:style-name="P6"/>
      <text:p text:style-name="P17"/>
      <text:list xml:id="list211140584280122" text:continue-list="list211141194253572" text:style-name="L2">
        <text:list-item>
          <text:p text:style-name="P89">Influence de la taille de l’ensemble d’apprentissage : taille importante</text:p>
        </text:list-item>
      </text:list>
      <text:p text:style-name="P7"/>
      <text:list xml:id="list211141367306032" text:continue-list="list3293228889506416307" text:style-name="L7">
        <text:list-item>
          <text:p text:style-name="P86">Kppv </text:p>
        </text:list-item>
      </text:list>
      <text:list xml:id="list7676615737244985611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94"><text:s text:c="2"/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C"/>
        <table:table-column table:style-name="Tableau4.D"/>
        <table:table-column table:style-name="Tableau4.C"/>
        <table:table-row>
          <table:table-cell table:style-name="Tableau4.A1" office:value-type="string">
            <text:p text:style-name="P45">Nombre de voisin</text:p>
          </table:table-cell>
          <table:table-cell table:style-name="Tableau4.A1" office:value-type="string">
            <text:p text:style-name="P45">1</text:p>
          </table:table-cell>
          <table:table-cell table:style-name="Tableau4.A1" office:value-type="string">
            <text:p text:style-name="P45">3</text:p>
          </table:table-cell>
          <table:table-cell table:style-name="Tableau4.A1" office:value-type="string">
            <text:p text:style-name="P45">5</text:p>
          </table:table-cell>
          <table:table-cell table:style-name="Tableau4.A1" office:value-type="string">
            <text:p text:style-name="P45">7</text:p>
          </table:table-cell>
          <table:table-cell table:style-name="Tableau4.A1" office:value-type="string">
            <text:p text:style-name="P45">13</text:p>
          </table:table-cell>
          <table:table-cell table:style-name="Tableau4.G1" office:value-type="string">
            <text:p text:style-name="P45">1<text:span text:style-name="T42">5</text:span></text:p>
          </table:table-cell>
        </table:table-row>
        <table:table-row>
          <table:table-cell table:style-name="Tableau4.A2" office:value-type="string">
            <text:p text:style-name="P45">Taux d'erreur</text:p>
          </table:table-cell>
          <table:table-cell table:style-name="Tableau4.A2" office:value-type="string">
            <text:p text:style-name="P57">6</text:p>
          </table:table-cell>
          <table:table-cell table:style-name="Tableau4.A2" office:value-type="string">
            <text:p text:style-name="P57">5</text:p>
          </table:table-cell>
          <table:table-cell table:style-name="Tableau4.A2" office:value-type="string">
            <text:p text:style-name="P57">4</text:p>
          </table:table-cell>
          <table:table-cell table:style-name="Tableau4.A2" office:value-type="string">
            <text:p text:style-name="P57">3</text:p>
          </table:table-cell>
          <table:table-cell table:style-name="Tableau4.A2" office:value-type="string">
            <text:p text:style-name="P57">5</text:p>
          </table:table-cell>
          <table:table-cell table:style-name="Tableau4.G2" office:value-type="string">
            <text:p text:style-name="P53"><text:span text:style-name="T48">4</text:span> </text:p>
          </table:table-cell>
        </table:table-row>
      </table:table>
      <text:p text:style-name="P10"><text:tab/><text:tab/></text:p>
      <text:p text:style-name="P10"><text:span text:style-name="T14"><text:tab/><text:tab/></text:span><text:span text:style-name="T30">Nous</text:span><text:span text:style-name="T14"> </text:span><text:span text:style-name="T30">obtenons</text:span><text:span text:style-name="T14"> en moyenne </text:span><text:span text:style-name="T55">5 erreurs </text:span><text:span text:style-name="T28">par l'algorithme de</text:span><text:span text:style-name="T38">s kppv</text:span></text:p>
      <text:p text:style-name="P28"/>
      <text:p text:style-name="P24"><text:tab/><text:tab/><text:span text:style-name="T56">Nous remarquons l'application de l'algorithme des kppv sur un très grand ensemble <text:tab/><text:tab/>d'apprentissage génère moins d'erreurs que sur un faible ensemble d'apprentissage.</text:span></text:p>
      <text:p text:style-name="P24"/>
      <text:list xml:id="list553739128774887512" text:style-name="L10">
        <text:list-item>
          <text:p text:style-name="P99">Discrimination paramétrique</text:p>
        </text:list-item>
      </text:list>
      <text:p text:style-name="P63"><text:tab/></text:p>
      <text:p text:style-name="P64"><text:tab/><text:span text:style-name="T9">En appliquant l’algorithme de discrimination paramétrique, on</text:span><text:span text:style-name="T8"> </text:span><text:span text:style-name="T9">obtient </text:span><text:span text:style-name="T54">4 erreurs.</text:span></text:p>
      <text:p text:style-name="P65"/>
      <text:p text:style-name="P75"><text:tab/>Nous pouvons conclure <text:span text:style-name="T57">que sur un ensemble grand ensemble d'apprentissage, le taux <text:tab/>d'erreur généré par des deux algorithmes est quasiment le même. Donc les deux algorithmes <text:tab/>ont les mêmes performances sur cet test.</text:span></text:p>
      <text:p text:style-name="P63"/>
      <text:list xml:id="list211141292027409" text:continue-list="list211140584280122" text:style-name="L2">
        <text:list-item>
          <text:p text:style-name="P89">Distribution inconnue</text:p>
        </text:list-item>
      </text:list>
      <text:p text:style-name="P16"/>
      <text:list xml:id="list1163290790020092032" text:style-name="L11">
        <text:list-item>
          <text:p text:style-name="P87">Kppv </text:p>
        </text:list-item>
      </text:list>
      <text:list xml:id="list211140892624320" text:continue-list="list7676615737244985611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95"><text:s text:c="2"/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C"/>
        <table:table-column table:style-name="Tableau5.D"/>
        <table:table-column table:style-name="Tableau5.C"/>
        <table:table-row>
          <table:table-cell table:style-name="Tableau5.A1" office:value-type="string">
            <text:p text:style-name="P46">Nombre de voisin</text:p>
          </table:table-cell>
          <table:table-cell table:style-name="Tableau5.A1" office:value-type="string">
            <text:p text:style-name="P46">1</text:p>
          </table:table-cell>
          <table:table-cell table:style-name="Tableau5.A1" office:value-type="string">
            <text:p text:style-name="P46">3</text:p>
          </table:table-cell>
          <table:table-cell table:style-name="Tableau5.A1" office:value-type="string">
            <text:p text:style-name="P46">5</text:p>
          </table:table-cell>
          <table:table-cell table:style-name="Tableau5.A1" office:value-type="string">
            <text:p text:style-name="P46">7</text:p>
          </table:table-cell>
          <table:table-cell table:style-name="Tableau5.A1" office:value-type="string">
            <text:p text:style-name="P46">13</text:p>
          </table:table-cell>
          <table:table-cell table:style-name="Tableau5.G1" office:value-type="string">
            <text:p text:style-name="P46">1<text:span text:style-name="T42">5</text:span></text:p>
          </table:table-cell>
        </table:table-row>
        <table:table-row>
          <table:table-cell table:style-name="Tableau5.A2" office:value-type="string">
            <text:p text:style-name="P46">Taux d'erreur</text:p>
          </table:table-cell>
          <table:table-cell table:style-name="Tableau5.A2" office:value-type="string">
            <text:p text:style-name="P59">5</text:p>
          </table:table-cell>
          <table:table-cell table:style-name="Tableau5.A2" office:value-type="string">
            <text:p text:style-name="P58">5</text:p>
          </table:table-cell>
          <table:table-cell table:style-name="Tableau5.A2" office:value-type="string">
            <text:p text:style-name="P59">5</text:p>
          </table:table-cell>
          <table:table-cell table:style-name="Tableau5.A2" office:value-type="string">
            <text:p text:style-name="P58">3</text:p>
          </table:table-cell>
          <table:table-cell table:style-name="Tableau5.A2" office:value-type="string">
            <text:p text:style-name="P60">9</text:p>
          </table:table-cell>
          <table:table-cell table:style-name="Tableau5.G2" office:value-type="string">
            <text:p text:style-name="P54"><text:span text:style-name="T67">6</text:span> </text:p>
          </table:table-cell>
        </table:table-row>
      </table:table>
      <text:p text:style-name="P12"/>
      <text:p text:style-name="P13"><text:tab/><text:tab/><text:span text:style-name="T30">Nous</text:span><text:span text:style-name="T14"> </text:span><text:span text:style-name="T30">obtenons</text:span><text:span text:style-name="T14"> en moyenne </text:span><text:span text:style-name="T71">6 erreurs </text:span><text:span text:style-name="T28">par l'algorithme de</text:span><text:span text:style-name="T37">s kppv.</text:span></text:p>
      <text:p text:style-name="P13"/>
      <text:p text:style-name="P14"><text:span text:style-name="T28"><text:tab/><text:tab/></text:span><text:span text:style-name="T39">Le fait de ne pas utiliser de distribution gaussienne sur les données n'a pas <text:tab/><text:tab/><text:tab/>d'influence sur l'algorithme des kppv car dans cet algorithme, on a fait implicitement <text:tab/><text:tab/>une estimation de la fonction densité à partir de l'ensemble d'apprentissage. Ce qui <text:tab/><text:tab/>explique qu'on obtient moins erreur dans l'application des kppv dans cette expérience</text:span></text:p>
      <text:p text:style-name="P29"/>
      <text:p text:style-name="P29"/>
      <text:p text:style-name="P29"/>
      <text:p text:style-name="P29"><text:soft-page-break/></text:p>
      <text:list xml:id="list94818155428373051" text:style-name="L12">
        <text:list-item>
          <text:p text:style-name="P82">Discrimination paramétrique</text:p>
        </text:list-item>
      </text:list>
      <text:p text:style-name="P18"/>
      <text:p text:style-name="P18"><text:tab/><text:tab/><text:span text:style-name="T9">En appliquant l’algorithme de discrimination paramétrique, on</text:span><text:span text:style-name="T8"> </text:span><text:span text:style-name="T9">obtient </text:span>6<text:span text:style-name="T54"> erreurs.</text:span></text:p>
      <text:p text:style-name="P18"/>
      <text:p text:style-name="P33"><text:tab/><text:tab/><text:span text:style-name="T72">L'algorithme de la discrimination paramétrique utilise une distribution gaussienne <text:tab/><text:tab/>comme fonction densité. En tant donné que dans cet test on utilise pas de distribution <text:tab/><text:tab/>gaussienne sur les données, ceci devrait augmenter nos taux d'erreurs mais nous <text:tab/><text:tab/><text:tab/>observons un taux d'erreur raisonnable.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3:23:33.723331462</meta:creation-date>
    <meta:generator>LibreOffice/4.2.8.2$Linux_X86_64 LibreOffice_project/420m0$Build-2</meta:generator>
    <dc:date>2015-11-09T21:11:39.282294493</dc:date>
    <meta:editing-duration>PT12H46M6S</meta:editing-duration>
    <meta:editing-cycles>288</meta:editing-cycles>
    <meta:document-statistic meta:table-count="5" meta:image-count="0" meta:object-count="0" meta:page-count="4" meta:paragraph-count="146" meta:word-count="843" meta:character-count="5409" meta:non-whitespace-character-count="4568"/>
  </office:meta>
</office:document-meta>
</file>